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9dc1" officeooo:paragraph-rsid="00009dc1"/>
    </style:style>
    <style:style style:name="P2" style:family="paragraph" style:parent-style-name="Standard">
      <style:paragraph-properties fo:text-align="start" style:justify-single-word="false"/>
      <style:text-properties officeooo:rsid="00009dc1" officeooo:paragraph-rsid="00009dc1"/>
    </style:style>
    <style:style style:name="P3" style:family="paragraph" style:parent-style-name="Standard">
      <style:paragraph-properties fo:text-align="start" style:justify-single-word="false"/>
      <style:text-properties fo:font-weight="bold" officeooo:rsid="0004728c" officeooo:paragraph-rsid="0004728c" style:font-weight-asian="bold" style:font-weight-complex="bold"/>
    </style:style>
    <style:style style:name="P4" style:family="paragraph" style:parent-style-name="Standard">
      <style:paragraph-properties fo:text-align="start" style:justify-single-word="false"/>
      <style:text-properties fo:font-weight="bold" officeooo:rsid="0009528c" officeooo:paragraph-rsid="0009528c" style:font-weight-asian="bold" style:font-weight-complex="bold"/>
    </style:style>
    <style:style style:name="P5" style:family="paragraph" style:parent-style-name="Standard">
      <style:paragraph-properties fo:text-align="start" style:justify-single-word="false"/>
      <style:text-properties officeooo:rsid="00027f5d" officeooo:paragraph-rsid="00027f5d"/>
    </style:style>
    <style:style style:name="P6" style:family="paragraph" style:parent-style-name="Standard">
      <style:paragraph-properties fo:text-align="start" style:justify-single-word="false"/>
      <style:text-properties fo:font-weight="normal" officeooo:rsid="0004728c" officeooo:paragraph-rsid="0004728c" style:font-weight-asian="normal" style:font-weight-complex="normal"/>
    </style:style>
    <style:style style:name="P7" style:family="paragraph" style:parent-style-name="Standard">
      <style:paragraph-properties fo:text-align="start" style:justify-single-word="false"/>
      <style:text-properties fo:font-weight="normal" officeooo:rsid="0011c0e2" officeooo:paragraph-rsid="0011c0e2" style:font-weight-asian="normal" style:font-weight-complex="normal"/>
    </style:style>
    <style:style style:name="T1" style:family="text">
      <style:text-properties officeooo:rsid="00027f5d"/>
    </style:style>
    <style:style style:name="T2" style:family="text">
      <style:text-properties officeooo:rsid="0004728c"/>
    </style:style>
    <style:style style:name="T3" style:family="text">
      <style:text-properties officeooo:rsid="00133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Proposal</text:p>
      <text:p text:style-name="P1"/>
      <text:p text:style-name="P1">Amer Moosa</text:p>
      <text:p text:style-name="P1"/>
      <text:p text:style-name="P1"/>
      <text:p text:style-name="P3">Overview</text:p>
      <text:p text:style-name="P3"/>
      <text:p text:style-name="P2">This project will allow users to search transposable genetic elements (TEs) <text:span text:style-name="T2">from a library </text:span>in their browser. <text:span text:style-name="T2">This project will use the Uraeginthus cyanocephalus TE library located at </text:span><text:a xlink:type="simple" xlink:href="https://dfam.org/repository" text:style-name="Internet_20_link" text:visited-style-name="Visited_20_Internet_20_Link"><text:span text:style-name="T2">https://dfam.org/repository</text:span></text:a><text:span text:style-name="T2"> that was created using the Dfam Repeat Modeler. </text:span>The user will be able to search for TEs using the type (LINE, LTR, etc.) <text:span text:style-name="T1">or </text:span>family (ERV2, CR1, etc.) of TE as defined by the Dfam classification scheme (<text:a xlink:type="simple" xlink:href="https://dfam.org/classification/tree" text:style-name="Internet_20_link" text:visited-style-name="Visited_20_Internet_20_Link">https://dfam.org/classification/tree</text:a>). <text:span text:style-name="T1">The user can also search for elements using a full or partial sequence. The sequence ID, organism, element type/family, and element sequence will be displayed in a table in the browser.</text:span></text:p>
      <text:p text:style-name="P2"/>
      <text:p text:style-name="P3">Purpose</text:p>
      <text:p text:style-name="P3"/>
      <text:p text:style-name="P6">While individual TE library FASTA files such as the one mentioned above are easy to parse for a computer, it can be difficult for a person to navigate them and easily find what they need. A browser-based navigation interface enables users to explore entries in the library without needing to sift through each individual entry. Additionally, crucial information such as the TE type and family can be pulled from the FASTA headers and displayed in a convenient tabular format.</text:p>
      <text:p text:style-name="P2"/>
      <text:p text:style-name="P3">Database</text:p>
      <text:p text:style-name="P2"/>
      <text:p text:style-name="P5">The transposable element data will be pre-loaded into a mySQL database <text:span text:style-name="T2">using a Python script. The database will use a simple schema with three tables – sequences, elements, and organisms. The ‘sequences’ table will contain the sequence identifier (primary key) and element sequence as well as foreign keys to the elements and organisms tables. The elements table will contain the types and families of elements. The organisms table will have data on the organisms represented in the table. While this project focuses on just one organism, an organisms table is included so that other organisms’ data can be introduced into the database. This schema is well suited for TE data since the main information that is usually sought out is what organism the TE is from, the sequence of the TE, and the type or family of element that it is. Additionally, this schema makes use of all of the information in the FASTA header and sequence that the Repeat Modeler produces. </text:span></text:p>
      <text:p text:style-name="P5"/>
      <text:p text:style-name="P4">CGI and Javascript</text:p>
      <text:p text:style-name="P3"/>
      <text:p text:style-name="P7">When a user searches by element type/family or by sequence in the HTML form, a CGI script (written in Python) will query the database and find matching elements. These elements will be displayed in a table using a Javascript program. <text:span text:style-name="T3">This project will use AJAX (via JQuery) so that the page does not have to be reloaded for every search. An autocomplete feature will also be added using JQuery to searches by element type or family to show the user what types of elements are currently in the database.</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13:11:00.904553526</meta:creation-date>
    <dc:date>2021-03-29T12:17:47.661944576</dc:date>
    <meta:editing-duration>PT49M16S</meta:editing-duration>
    <meta:editing-cycles>14</meta:editing-cycles>
    <meta:generator>LibreOffice/6.0.7.3$Linux_X86_64 LibreOffice_project/00m0$Build-3</meta:generator>
    <meta:document-statistic meta:table-count="0" meta:image-count="0" meta:object-count="0" meta:page-count="1" meta:paragraph-count="10" meta:word-count="438" meta:character-count="2648" meta:non-whitespace-character-count="2218"/>
  </office:meta>
</office:document-meta>
</file>